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3ac" officeooo:paragraph-rsid="00164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Ressource Google :</text:p>
      <text:p text:style-name="P1"/>
      <text:p text:style-name="P1">Utiliser les routes</text:p>
      <text:p text:style-name="P1"><text:a xlink:type="simple" xlink:href="https://developers.google.com/drive/v3/reference/about/get" text:style-name="Internet_20_link" text:visited-style-name="Visited_20_Internet_20_Link">https://developers.google.com/drive/v3/reference/</text:a></text:p>
      <text:p text:style-name="P1"/>
      <text:p text:style-name="P1">Tester les routes</text:p>
      <text:p text:style-name="P1"><text:a xlink:type="simple" xlink:href="https://developers.google.com/apis-explorer/#p/drive/v3/" text:style-name="Internet_20_link" text:visited-style-name="Visited_20_Internet_20_Link">https://developers.google.com/apis-explorer/#p/drive/v3/</text:a></text:p>
      <text:p text:style-name="P1"/>
      <text:p text:style-name="P1">Questions et Exemples</text:p>
      <text:p text:style-name="P1"/>
      <text:p text:style-name="P1"><text:a xlink:type="simple" xlink:href="http://stackoverflow.com/" text:style-name="Internet_20_link" text:visited-style-name="Visited_20_Internet_20_Link">http://stackoverflow.com/</text:a></text:p>
      <text:p text:style-name="P1"><text:a xlink:type="simple" xlink:href="https://github.com/google/google-api-nodejs-client/blob/master/samples/drive/download.js" text:style-name="Internet_20_link" text:visited-style-name="Visited_20_Internet_20_Link">https://github.com/google/google-api-nodejs-client/blob/master/samples/drive/download.j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2:01:09.300289228</meta:creation-date>
    <dc:date>2017-05-01T22:05:36.266777566</dc:date>
    <meta:editing-duration>PT4M27S</meta:editing-duration>
    <meta:editing-cycles>1</meta:editing-cycles>
    <meta:document-statistic meta:table-count="0" meta:image-count="0" meta:object-count="0" meta:page-count="1" meta:paragraph-count="8" meta:word-count="17" meta:character-count="297" meta:non-whitespace-character-count="288"/>
    <meta:generator>LibreOffice/5.1.6.2$Linux_X86_64 LibreOffice_project/10m0$Build-2</meta:generator>
  </office:meta>
</office:document-meta>
</file>